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10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03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16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0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11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18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10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04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8-0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0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3-21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2-1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3-01-2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2-12-13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2-11-18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2-10-24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2-09-27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2-09-12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2-08-25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2-08-24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2-08-17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2-08-03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2-07-25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2-07-15 1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2-06-24 1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2-06-06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2-05-20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2-05-04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2-04-25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2-03-21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2-02-2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2-01-24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1-12-16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1-11-17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1-10-20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1-09-19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1-08-24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1-07-22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1-06-23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1-05-2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1-04-20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1-03-1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1-02-2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1-01-22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0-12-1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0-11-2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0-10-26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0-10-14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0-09-17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0-08-24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0-07-27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0-07-1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0-06-23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0-05-26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0-04-28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0-03-2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0-02-2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20-01-2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9-12-1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9-11-2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9-11-1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9-10-25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9-09-2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9-08-2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9-07-1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9-06-22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9-05-2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9-04-1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9-03-2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9-02-2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9-01-1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8-12-1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8-11-2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8-10-1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8-09-2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8-08-28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8-07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8-06-2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8-05-2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8-04-22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8-03-2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8-02-2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8-01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7-12-1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7-11-2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7-10-24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7-09-21 1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7-08-2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7-07-24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7-06-2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7-05-3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7-04-25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7-03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7-02-22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7-01-3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6-12-2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6-11-2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6-10-2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6-09-2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6-08-2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6-07-2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6-06-3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6-05-2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6-04-3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6-04-0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6-02-2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6-01-2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5-12-23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5-11-23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5-10-2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5-10-0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5-08-28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5-07-27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5-06-23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5-05-2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5-04-29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5-03-2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5-02-24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5-01-2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4-12-2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4-11-2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4-10-28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4-09-25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4-08-28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4-07-28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4-06-24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4-05-2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4-04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4-03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4-02-2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4-01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3-12-1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3-10-3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3-09-25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3-08-2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3-07-30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3-06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3-05-3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3-04-19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3-03-2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3-02-2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3-02-0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2-12-2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2-11-28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2-11-06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2-09-21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2-08-28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2-07-24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2-06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2-05-2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2-05-0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2-03-27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2-02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2-01-24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1-12-2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1-11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1-10-2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1-09-27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1-09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1-07-2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1-06-27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1-05-24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1-04-26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1-03-2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1-02-23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1-01-25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0-12-2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0-11-23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0-10-26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0-09-28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0-08-24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0-07-2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0-06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0-05-25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0-04-2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0-03-30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0-02-23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10-01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9-12-22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9-11-2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9-10-2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9-09-29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9-08-2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9-07-30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9-06-23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9-05-2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9-04-2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9-03-24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9-02-2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8-12-3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8-11-2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8-10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8-09-2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8-08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8-07-29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8-06-2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8-05-2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8-03-2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8-02-2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8-01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7-11-2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7-10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7-09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7-08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4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200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8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7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9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4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4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0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9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9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7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6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2072042801</text:p>
          </table:table-cell>
          <table:table-cell office:value-type="string" calcext:value-type="string">
            <text:p>MA-OTW 7R OTIS, MA</text:p>
          </table:table-cell>
          <table:table-cell office:value-type="string" calcext:value-type="string">
            <text:p>196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48" meta:object-count="0"/>
    <meta:user-defined meta:name="AppVersion">3.0</meta:user-defined>
  </office:meta>
</office:document-meta>
</file>